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</style:style>
    <style:style style:name="P3" style:parent-style-name="PreformattedText" style:family="paragraph">
      <style:paragraph-properties fo:margin-bottom="0.1965in"/>
    </style:style>
    <style:style style:name="P4" style:parent-style-name="PreformattedText" style:family="paragraph">
      <style:paragraph-properties fo:margin-bottom="0.1965in"/>
    </style:style>
    <style:style style:name="P5" style:parent-style-name="PreformattedText" style:family="paragraph">
      <style:paragraph-properties fo:margin-bottom="0.1965in"/>
    </style:style>
    <style:style style:name="P6" style:parent-style-name="PreformattedText" style:family="paragraph">
      <style:paragraph-properties fo:margin-bottom="0.1965in"/>
    </style:style>
    <style:style style:name="P7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>CREATE TABLE users(</text:p>
      <text:p text:style-name="PreformattedText"><text:s text:c="3"/>UUID<text:s/>Char(50) PRIMARY KEY NOT NULL</text:p>
      <text:p text:style-name="PreformattedText"><text:s text:c="3"/>Username Char(50) NOT NULL,</text:p>
      <text:p text:style-name="PreformattedText"><text:s text:c="3"/>Password Char(50) NOT NULL</text:p>
      <text:p text:style-name="P2">);</text:p>
      <text:p text:style-name="P3">CREATE TABLE games(</text:p>
      <text:p text:style-name="PreformattedText"><text:s text:c="3"/>UUID Char(50) PRIMARY KEY NOT NULL,</text:p>
      <text:p text:style-name="PreformattedText"><text:s text:c="3"/>Game BLOB NOT NULL</text:p>
      <text:p text:style-name="P4">);</text:p>
      <text:p text:style-name="P5">CREATE TABLE commands(</text:p>
      <text:p text:style-name="PreformattedText"><text:s text:c="3"/>Id int PRIMARY KEY NOT NULL,</text:p>
      <text:p text:style-name="PreformattedText"><text:s text:c="3"/>Command BLOB NOT NULL</text:p>
      <text:p text:style-name="P6">);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rdan Chipman</meta:initial-creator>
    <dc:creator>Grant Lubeck</dc:creator>
    <meta:creation-date>2015-11-30T12:19:00Z</meta:creation-date>
    <dc:date>2015-11-30T20:33:00Z</dc:date>
    <meta:template xlink:href="Normal" xlink:type="simple"/>
    <meta:editing-cycles>2</meta:editing-cycles>
    <meta:editing-duration>PT360S</meta:editing-duration>
    <meta:document-statistic meta:page-count="1" meta:paragraph-count="1" meta:word-count="43" meta:character-count="289" meta:row-count="2" meta:non-whitespace-character-count="247"/>
  </office:meta>
</office:document-meta>
</file>